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Utils.getValueFromValueBindingOrValueExpression( FacesContext context , UIComponent compon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.getExpressionString( UIComponent compon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.setConverter( ValueHolder valueHolder , Object converterExpr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acesUtils.setBindingOrExpression( UIComponent component , String name , Object valueBindingOr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.copyValueBindingOrValueExpression( UIComponent fromComponent , String fromName , UIComponent toComponent , String to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esUtils.setValueOfBindingOrExpression( FacesContext context , Object value , Object bindingOr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esUtils.addBindingOrExpressionTabChangeListener( TabChangeSource source , String type , Object bindingOr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.isJS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Utils.invokeOnComponentFacetsAndChildren( FacesContext context , UIComponent component , String clientId , ContextCallback callback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acesUtils.setValidator( EditableValueHolder editableValueHolder , Object valid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cesUtils.isReadonlyValueBindingOrValueExpression( FacesContext context , UIComponent compon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.hasValueBindingOrValueExpression( UIComponent compon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Utils.setValueOfBindingOrExpression( FacesContext context , Object value , UIComponent component , String bindin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esUtils.getBindingOrExpressionComparator( FacesContext facesContext , UIComponent child , String var , boolean descending , Comparator 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esUtils.invokeOnComponent( FacesContext context , UIComponent component , String clientId , ContextCallback callbac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acesUtils.getValueFromBindingOrExpression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